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78782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officeooo:rsid="00005bc9" officeooo:paragraph-rsid="00005bc9" style:font-weight-asian="bold"/>
    </style:style>
    <style:style style:name="P3" style:family="paragraph" style:parent-style-name="Standard">
      <style:text-properties fo:font-weight="bold" officeooo:rsid="0004af3f" officeooo:paragraph-rsid="0004af3f" style:font-weight-asian="bold" style:font-weight-complex="bold"/>
    </style:style>
    <style:style style:name="P4" style:family="paragraph" style:parent-style-name="Standard">
      <style:text-properties fo:font-weight="bold" officeooo:rsid="00059823" officeooo:paragraph-rsid="00059823" style:font-weight-asian="bold" style:font-weight-complex="bold"/>
    </style:style>
    <style:style style:name="P5" style:family="paragraph" style:parent-style-name="Standard">
      <style:text-properties fo:font-weight="bold" officeooo:rsid="00063efd" officeooo:paragraph-rsid="00063efd" style:font-weight-asian="bold" style:font-weight-complex="bold"/>
    </style:style>
    <style:style style:name="P6" style:family="paragraph" style:parent-style-name="Standard">
      <style:text-properties officeooo:rsid="0004af3f" officeooo:paragraph-rsid="0004af3f"/>
    </style:style>
    <style:style style:name="P7" style:family="paragraph" style:parent-style-name="Standard">
      <style:text-properties fo:font-weight="normal" officeooo:rsid="00063efd" officeooo:paragraph-rsid="00063efd" style:font-weight-asian="normal" style:font-weight-complex="normal"/>
    </style:style>
    <style:style style:name="P8" style:family="paragraph" style:parent-style-name="Standard">
      <style:text-properties fo:font-weight="normal" officeooo:rsid="000a38ec" officeooo:paragraph-rsid="000a38ec" style:font-weight-asian="normal" style:font-weight-complex="normal"/>
    </style:style>
    <style:style style:name="P9" style:family="paragraph" style:parent-style-name="Standard">
      <style:text-properties fo:font-weight="normal" officeooo:rsid="000abdc0" officeooo:paragraph-rsid="000abdc0" style:font-weight-asian="normal" style:font-weight-complex="normal"/>
    </style:style>
    <style:style style:name="P10" style:family="paragraph" style:parent-style-name="Standard">
      <style:text-properties fo:font-weight="normal" officeooo:rsid="000cb243" officeooo:paragraph-rsid="000cb243" style:font-weight-asian="normal" style:font-weight-complex="normal"/>
    </style:style>
    <style:style style:name="P11" style:family="paragraph" style:parent-style-name="Standard">
      <style:text-properties officeooo:rsid="0008ceab" officeooo:paragraph-rsid="0008ceab"/>
    </style:style>
    <style:style style:name="P12" style:family="paragraph" style:parent-style-name="Standard">
      <style:text-properties officeooo:rsid="00092e97" officeooo:paragraph-rsid="00092e97"/>
    </style:style>
    <style:style style:name="P13" style:family="paragraph" style:parent-style-name="Standard">
      <style:text-properties officeooo:rsid="000eb472" officeooo:paragraph-rsid="000eb472"/>
    </style:style>
    <style:style style:name="P14" style:family="paragraph" style:parent-style-name="Standard">
      <style:text-properties fo:font-weight="bold" officeooo:rsid="00059823" officeooo:paragraph-rsid="00059823" style:font-weight-asian="bold" style:font-weight-complex="bold"/>
    </style:style>
    <style:style style:name="P15" style:family="paragraph" style:parent-style-name="Standard">
      <style:text-properties fo:font-weight="normal" officeooo:rsid="000f61da" officeooo:paragraph-rsid="000f61da" style:font-weight-asian="normal" style:font-weight-complex="normal"/>
    </style:style>
    <style:style style:name="P16" style:family="paragraph" style:parent-style-name="Standard">
      <style:text-properties fo:font-weight="normal" officeooo:rsid="001131f0" officeooo:paragraph-rsid="001131f0" style:font-weight-asian="normal" style:font-weight-complex="normal"/>
    </style:style>
    <style:style style:name="P17" style:family="paragraph" style:parent-style-name="Standard">
      <style:text-properties fo:font-weight="normal" officeooo:rsid="00063efd" officeooo:paragraph-rsid="00063efd" style:font-weight-asian="normal" style:font-weight-complex="normal"/>
    </style:style>
    <style:style style:name="P18" style:family="paragraph" style:parent-style-name="Standard">
      <style:text-properties fo:font-weight="normal" officeooo:rsid="001557a1" officeooo:paragraph-rsid="001557a1" style:font-weight-asian="normal" style:font-weight-complex="normal"/>
    </style:style>
    <style:style style:name="P19" style:family="paragraph" style:parent-style-name="Standard">
      <style:text-properties fo:font-weight="normal" officeooo:rsid="0015c3b2" officeooo:paragraph-rsid="0015c3b2" style:font-weight-asian="normal" style:font-weight-complex="normal"/>
    </style:style>
    <style:style style:name="P20" style:family="paragraph" style:parent-style-name="Standard">
      <style:text-properties fo:font-weight="normal" officeooo:rsid="0019db0d" officeooo:paragraph-rsid="0019db0d" style:font-weight-asian="normal" style:font-weight-complex="normal"/>
    </style:style>
    <style:style style:name="P21" style:family="paragraph" style:parent-style-name="Standard">
      <style:text-properties fo:font-weight="normal" officeooo:rsid="001ae3dd" officeooo:paragraph-rsid="001ae3dd" style:font-weight-asian="normal" style:font-weight-complex="normal"/>
    </style:style>
    <style:style style:name="P22" style:family="paragraph" style:parent-style-name="Standard" style:master-page-name="Standard">
      <style:paragraph-properties fo:line-height="100%" fo:text-align="end" style:justify-single-word="false" style:page-number="auto"/>
      <style:text-properties fo:font-weight="bold" officeooo:rsid="00184781" officeooo:paragraph-rsid="00184781" style:font-weight-asian="bold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df5c5" style:font-size-asian="14pt" style:font-weight-asian="bold"/>
    </style:style>
    <style:style style:name="T3" style:family="text">
      <style:text-properties style:font-name="Liberation Serif" fo:font-size="14pt" fo:font-weight="bold" officeooo:rsid="000df5c5" style:font-size-asian="14pt" style:font-weight-asian="bold" style:font-name-complex="Courier New"/>
    </style:style>
    <style:style style:name="T4" style:family="text">
      <style:text-properties officeooo:rsid="000df5c5"/>
    </style:style>
    <style:style style:name="T5" style:family="text">
      <style:text-properties officeooo:rsid="001847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Bhushan Sonawane</text:p>
      <text:p text:style-name="P2">BE E 6<text:span text:style-name="T5">6</text:span> (BATCH 3)</text:p>
      <text:p text:style-name="P3">yacc.y</text:p>
      <text:p text:style-name="P6"/>
      <text:p text:style-name="P13">%{</text:p>
      <text:p text:style-name="P13">#include &lt;stdio.h&gt;</text:p>
      <text:p text:style-name="P13">#include &lt;malloc.h&gt;</text:p>
      <text:p text:style-name="P13">#include &lt;string.h&gt;</text:p>
      <text:p text:style-name="P13">char vartype[10];</text:p>
      <text:p text:style-name="P13">struct STable{</text:p>
      <text:p text:style-name="P13">char label[10];</text:p>
      <text:p text:style-name="P13">char type[10];</text:p>
      <text:p text:style-name="P13">int size;</text:p>
      <text:p text:style-name="P13">int location;</text:p>
      <text:p text:style-name="P13">struct STable* next;</text:p>
      <text:p text:style-name="P13">}*head;</text:p>
      <text:p text:style-name="P13"></text:p>
      <text:p text:style-name="P13">void yyerror(const char *st){}</text:p>
      <text:p text:style-name="P13">%}</text:p>
      <text:p text:style-name="P13"></text:p>
      <text:p text:style-name="P13">%union { struct sym{ char* label; char type[10]; }SM; }</text:p>
      <text:p text:style-name="P13">%token NL </text:p>
      <text:p text:style-name="P13">%token &lt;SM&gt; ID</text:p>
      <text:p text:style-name="P13">%token <text:s/>INT FLOAT CHAR DOUBLE</text:p>
      <text:p text:style-name="P13">%type &lt;SM&gt; E <text:s/></text:p>
      <text:p text:style-name="P13">%%</text:p>
      <text:p text:style-name="P13"></text:p>
      <text:p text:style-name="P13">S: S Declare</text:p>
      <text:p text:style-name="P13"><text:s text:c="3"/>| Declare</text:p>
      <text:p text:style-name="P13"><text:s text:c="3"/>| S Assign</text:p>
      <text:p text:style-name="P13"><text:s text:c="3"/>| Assign</text:p>
      <text:p text:style-name="P13"><text:s text:c="4"/>;</text:p>
      <text:p text:style-name="P13"><text:s text:c="4"/></text:p>
      <text:p text:style-name="P13">Declare: Type List ';' <text:s/></text:p>
      <text:p text:style-name="P13"><text:s text:c="4"/>;</text:p>
      <text:p text:style-name="P13"></text:p>
      <text:p text:style-name="P13">Type: INT {strcpy(vartype ,"INT"); }</text:p>
      <text:p text:style-name="P13"><text:s text:c="4"/>| FLOAT {strcpy(vartype ,"FLOAT"); }</text:p>
      <text:p text:style-name="P13"><text:s text:c="4"/>| CHAR {strcpy(vartype ,"CHAR");}</text:p>
      <text:p text:style-name="P13"><text:s text:c="4"/>| DOUBLE {strcpy(vartype ,"DOUBLE");}</text:p>
      <text:p text:style-name="P13"><text:s text:c="4"/>;</text:p>
      <text:p text:style-name="P13"><text:s text:c="4"/></text:p>
      <text:p text:style-name="P13">List : List ',' ID { newSYM($3.label,vartype);}</text:p>
      <text:p text:style-name="P13"><text:s text:c="4"/>| ID { newSYM($1.label,vartype);}</text:p>
      <text:p text:style-name="P13"><text:s text:c="4"/>; <text:s text:c="7"/></text:p>
      <text:p text:style-name="P13"><text:s text:c="4"/></text:p>
      <text:p text:style-name="P13">Assign: E '=' E ';' { <text:s/></text:p>
      <text:p text:style-name="P13"><text:s text:c="23"/>if(strcmp($1.type,$3.type) != 0){</text:p>
      <text:p text:style-name="P13"><text:s text:c="25"/>printf("\nError: Type Mismatch %s and %s",$1.type,$3.type); <text:s text:c="4"/></text:p>
      <text:p text:style-name="P13"><text:s text:c="24"/>}</text:p>
      <text:p text:style-name="P13"><text:soft-page-break/><text:s text:c="20"/>} <text:s text:c="8"/></text:p>
      <text:p text:style-name="P13"></text:p>
      <text:p text:style-name="P13"><text:s text:c="8"/>;</text:p>
      <text:p text:style-name="P13"><text:s text:c="8"/></text:p>
      <text:p text:style-name="P13">E: E '+' E <text:s text:c="9"/>{</text:p>
      <text:p text:style-name="P13"><text:s text:c="24"/>if(strcmp($1.type,$3.type) != 0){</text:p>
      <text:p text:style-name="P13"><text:s text:c="28"/>printf("\nError: Type Mismatch %s and %s",$1.type,$3.type); <text:s text:c="4"/></text:p>
      <text:p text:style-name="P13"><text:s text:c="24"/>} </text:p>
      <text:p text:style-name="P13"><text:s text:c="21"/>}</text:p>
      <text:p text:style-name="P13"><text:s text:c="4"/>|</text:p>
      <text:p text:style-name="P13"><text:s text:c="4"/>E '-' E <text:s text:c="8"/>{</text:p>
      <text:p text:style-name="P13"><text:s text:c="23"/>if(strcmp($1.type,$3.type) != 0){</text:p>
      <text:p text:style-name="P13"><text:s text:c="28"/>printf("\nError: Type Mismatch %s and %s",$1.type,$3.type); <text:s text:c="4"/></text:p>
      <text:p text:style-name="P13"><text:s text:c="24"/>} </text:p>
      <text:p text:style-name="P13"><text:s text:c="20"/>}</text:p>
      <text:p text:style-name="P13"><text:s text:c="4"/>| ID <text:s text:c="12"/>{ </text:p>
      <text:p text:style-name="P13"><text:s text:c="24"/>if(!isDeclared($1.label)){</text:p>
      <text:p text:style-name="P13"><text:s text:c="35"/>printf("\nError: Undeclared Variable %s",$1.label); <text:s text:c="4"/></text:p>
      <text:p text:style-name="P13"><text:s text:c="24"/>}else{</text:p>
      <text:p text:style-name="P13"><text:s text:c="28"/>strcpy($$.type,getType($1.label)); </text:p>
      <text:p text:style-name="P13"><text:s text:c="24"/>}</text:p>
      <text:p text:style-name="P13"><text:s text:c="21"/>}</text:p>
      <text:p text:style-name="P13"><text:s text:c="2"/>;</text:p>
      <text:p text:style-name="P13"/>
      <text:p text:style-name="P13">%% <text:s/></text:p>
      <text:p text:style-name="P13">void DisplaySTable(struct STable*);</text:p>
      <text:p text:style-name="P13">int isDeclared(char* lab){</text:p>
      <text:p text:style-name="P13"><text:s text:c="4"/>struct STable *st = head;</text:p>
      <text:p text:style-name="P13"><text:s text:c="4"/>while(st){</text:p>
      <text:p text:style-name="P13"><text:s text:c="5"/>if(strcmp(st-&gt;label,lab) == 0){</text:p>
      <text:p text:style-name="P13"><text:s text:c="8"/>return 1;</text:p>
      <text:p text:style-name="P13"><text:s text:c="5"/>}</text:p>
      <text:p text:style-name="P13"><text:s text:c="5"/>st = st-&gt;next;</text:p>
      <text:p text:style-name="P13">}</text:p>
      <text:p text:style-name="P13">return 0;</text:p>
      <text:p text:style-name="P13">}</text:p>
      <text:p text:style-name="P13">char* getType(char* lab){</text:p>
      <text:p text:style-name="P13"><text:s text:c="4"/>struct STable *st = head;</text:p>
      <text:p text:style-name="P13"><text:s text:c="4"/>while(st){</text:p>
      <text:p text:style-name="P13"><text:s text:c="5"/>if(strcmp(st-&gt;label,lab) == 0){</text:p>
      <text:p text:style-name="P13"><text:s text:c="8"/>return st-&gt;type;</text:p>
      <text:p text:style-name="P13"><text:s text:c="5"/>}</text:p>
      <text:p text:style-name="P13"><text:s text:c="5"/>st = st-&gt;next;</text:p>
      <text:p text:style-name="P13">}</text:p>
      <text:p text:style-name="P13">}</text:p>
      <text:p text:style-name="P13"/>
      <text:p text:style-name="P13">int main(){</text:p>
      <text:p text:style-name="P13">stdin = fopen("in","r");</text:p>
      <text:p text:style-name="P13">freopen("out","w",stdout);</text:p>
      <text:p text:style-name="P13"/>
      <text:p text:style-name="P13"><text:soft-page-break/>yyparse();</text:p>
      <text:p text:style-name="P13">DisplaySTable(head);</text:p>
      <text:p text:style-name="P13">}</text:p>
      <text:p text:style-name="P13"></text:p>
      <text:p text:style-name="P13">int getVarSize(char* st){</text:p>
      <text:p text:style-name="P13">if(strcmp(st,"INT") == 0 ||strcmp(st,"FLOAT") == 0 <text:s/>)</text:p>
      <text:p text:style-name="P13"><text:s text:c="4"/>return 4;</text:p>
      <text:p text:style-name="P13">if(strcmp(st,"CHAR") == 0 )</text:p>
      <text:p text:style-name="P13"><text:s text:c="4"/>return 1;</text:p>
      <text:p text:style-name="P13">if(strcmp(st,"DOUBLE") == 0 <text:s/>)</text:p>
      <text:p text:style-name="P13"><text:s text:c="4"/>return 8; <text:s text:c="3"/></text:p>
      <text:p text:style-name="P13">}</text:p>
      <text:p text:style-name="P13"></text:p>
      <text:p text:style-name="P13">void newSYM(char* lab, char* vartype){</text:p>
      <text:p text:style-name="P13">struct STable *tnode = head;</text:p>
      <text:p text:style-name="P13">int size = getVarSize(vartype);</text:p>
      <text:p text:style-name="P13">if( !tnode ){</text:p>
      <text:p text:style-name="P13"><text:s text:c="4"/>struct STable* nnode = (struct STable *)malloc(sizeof(struct STable));</text:p>
      <text:p text:style-name="P13"><text:s text:c="4"/>strcpy(nnode-&gt;label ,lab);</text:p>
      <text:p text:style-name="P13"><text:s text:c="4"/>strcpy(nnode-&gt;type ,vartype);</text:p>
      <text:p text:style-name="P13"><text:s text:c="4"/>nnode-&gt;size = size;</text:p>
      <text:p text:style-name="P13"><text:s text:c="4"/>nnode-&gt;location = 100;</text:p>
      <text:p text:style-name="P13"><text:s text:c="4"/>nnode-&gt;next=NULL;</text:p>
      <text:p text:style-name="P13"><text:s text:c="4"/>head = nnode;</text:p>
      <text:p text:style-name="P13"><text:s text:c="3"/></text:p>
      <text:p text:style-name="P13">}else{</text:p>
      <text:p text:style-name="P13"><text:s text:c="4"/>while(tnode-&gt;next){</text:p>
      <text:p text:style-name="P13"><text:s text:c="8"/>if(strcmp (tnode-&gt;label,lab) == 0){</text:p>
      <text:p text:style-name="P13"><text:s text:c="12"/>printf("\nError: ReDeclaration of %s Variable %s (Previous Declaration as %s)",vartype, lab,tnode-&gt;type);</text:p>
      <text:p text:style-name="P13"><text:s text:c="12"/>return;</text:p>
      <text:p text:style-name="P13"><text:s text:c="8"/>} </text:p>
      <text:p text:style-name="P13"><text:s text:c="8"/>tnode = tnode-&gt;next; <text:s text:c="2"/></text:p>
      <text:p text:style-name="P13"><text:s text:c="4"/>}</text:p>
      <text:p text:style-name="P13"><text:s text:c="4"/>struct STable* nnode = (struct STable *)malloc(sizeof(struct STable));</text:p>
      <text:p text:style-name="P13"><text:s text:c="4"/>strcpy(nnode-&gt;label ,lab);</text:p>
      <text:p text:style-name="P13"><text:s text:c="4"/>nnode-&gt;size = size;</text:p>
      <text:p text:style-name="P13"><text:s text:c="4"/>strcpy(nnode-&gt;type ,vartype);</text:p>
      <text:p text:style-name="P13"><text:s text:c="4"/>nnode-&gt;location = tnode -&gt; location + size;</text:p>
      <text:p text:style-name="P13"><text:s text:c="4"/>nnode-&gt;next=NULL;</text:p>
      <text:p text:style-name="P13"><text:s text:c="4"/>tnode-&gt;next = nnode;</text:p>
      <text:p text:style-name="P13">}</text:p>
      <text:p text:style-name="P13">}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void DisplaySTable(struct STable *st){</text:p>
      <text:p text:style-name="P13">int i = 1;</text:p>
      <text:p text:style-name="P13">printf("\n\n\t\t\t\t%s\n","SYMBOL TABLE");</text:p>
      <text:p text:style-name="P13">printf("\t| %s | Label | size | location |\n","Index");</text:p>
      <text:p text:style-name="P13">while(st){</text:p>
      <text:p text:style-name="P13"><text:s text:c="4"/>printf("\t|%7d|%7s|%6d|%10d|\n",i++,st-&gt;label,st-&gt;size,st-&gt;location);</text:p>
      <text:p text:style-name="P13"><text:s text:c="4"/>st = st-&gt;next;</text:p>
      <text:p text:style-name="P13">}</text:p>
      <text:p text:style-name="P13">}</text:p>
      <text:p text:style-name="P13"/>
      <text:p text:style-name="P4">lex.l</text:p>
      <text:p text:style-name="P4"/>
      <text:p text:style-name="P13">%{</text:p>
      <text:p text:style-name="P13">#include &lt;stdio.h&gt;</text:p>
      <text:p text:style-name="P13">#include "y.tab.h"</text:p>
      <text:p text:style-name="P13">%}</text:p>
      <text:p text:style-name="P13"></text:p>
      <text:p text:style-name="P13">letter [a-zA-Z]</text:p>
      <text:p text:style-name="P13">digit [0-9]</text:p>
      <text:p text:style-name="P13"></text:p>
      <text:p text:style-name="P13">%%</text:p>
      <text:p text:style-name="P13">"int" {return INT;}</text:p>
      <text:p text:style-name="P13">"float" {return FLOAT;}</text:p>
      <text:p text:style-name="P13">"double" {return DOUBLE;}</text:p>
      <text:p text:style-name="P13">"char" {return CHAR;}</text:p>
      <text:p text:style-name="P13">{letter}({letter}|{digit})* { yylval.SM.label = yytext; return ID;}</text:p>
      <text:p text:style-name="P13">","|";"|"="|"+"|"-" {return yytext[0];}</text:p>
      <text:p text:style-name="P13">\n</text:p>
      <text:p text:style-name="P13">%%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5">INPUT</text:p>
      <text:p text:style-name="P7"/>
      <text:p text:style-name="P21">int bh,sa;</text:p>
      <text:p text:style-name="P21">char as,g,sd;</text:p>
      <text:p text:style-name="P21">double s1,h4;</text:p>
      <text:p text:style-name="P21">float ff;</text:p>
      <text:p text:style-name="P21"></text:p>
      <text:p text:style-name="P21">bh = sa + as;</text:p>
      <text:p text:style-name="P21">bh = bh + bh;</text:p>
      <text:p text:style-name="P21">s1 = ff;</text:p>
      <text:p text:style-name="P21">asd;</text:p>
      <text:p text:style-name="P21">asd = as + d2;</text:p>
      <text:p text:style-name="P7"/>
      <text:p text:style-name="P5">OUTPUT</text:p>
      <text:p text:style-name="P20"><text:s text:c="8"/></text:p>
      <text:p text:style-name="P20">Error: Type Mismatch INT and CHAR <text:s text:c="5"/></text:p>
      <text:p text:style-name="P20">Error: Type Mismatch DOUBLE and FLOAT</text:p>
      <text:p text:style-name="P20">Error: Undeclared Variable asd</text:p>
      <text:p text:style-name="P20"></text:p>
      <text:p text:style-name="P20"><text:tab/><text:tab/><text:tab/><text:tab/>SYMBOL TABLE</text:p>
      <text:p text:style-name="P20"><text:tab/>| Index | Label | size | location |</text:p>
      <text:p text:style-name="P20"><text:tab/>| <text:s text:c="5"/>1| <text:s text:c="4"/>bh| <text:s text:c="4"/>4| <text:s text:c="6"/>100|</text:p>
      <text:p text:style-name="P20"><text:tab/>| <text:s text:c="5"/>2| <text:s text:c="4"/>sa| <text:s text:c="4"/>4| <text:s text:c="6"/>104|</text:p>
      <text:p text:style-name="P20"><text:tab/>| <text:s text:c="5"/>3| <text:s text:c="4"/>as| <text:s text:c="4"/>1| <text:s text:c="6"/>105|</text:p>
      <text:p text:style-name="P20"><text:tab/>| <text:s text:c="5"/>4| <text:s text:c="5"/>g| <text:s text:c="4"/>1| <text:s text:c="6"/>106|</text:p>
      <text:p text:style-name="P20"><text:tab/>| <text:s text:c="5"/>5| <text:s text:c="4"/>sd| <text:s text:c="4"/>1| <text:s text:c="6"/>107|</text:p>
      <text:p text:style-name="P20"><text:tab/>| <text:s text:c="5"/>6| <text:s text:c="4"/>s1| <text:s text:c="4"/>8| <text:s text:c="6"/>115|</text:p>
      <text:p text:style-name="P20"><text:tab/>| <text:s text:c="5"/>7| <text:s text:c="4"/>h4| <text:s text:c="4"/>8| <text:s text:c="6"/>123|</text:p>
      <text:p text:style-name="P20"><text:tab/>| <text:s text:c="5"/>8| <text:s text:c="4"/>ff| <text:s text:c="4"/>4| <text:s text:c="6"/>127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78782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0df5c5" style:font-size-asian="14pt" style:font-weight-asian="bold"/>
    </style:style>
    <style:style style:name="MT3" style:family="text">
      <style:text-properties style:font-name="Liberation Serif" fo:font-size="14pt" fo:font-weight="bold" officeooo:rsid="000df5c5" style:font-size-asian="14pt" style:font-weight-asian="bold" style:font-name-complex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D LAB </text:span><text:span text:style-name="MT2">6</text:span><text:span text:style-name="MT1"> </text:span><text:span text:style-name="MT3">Semantic Analyzer using YACC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07:33.301480942</meta:creation-date>
    <dc:date>2014-11-12T00:15:06.212264969</dc:date>
    <meta:editing-duration>PT26M23S</meta:editing-duration>
    <meta:editing-cycles>30</meta:editing-cycles>
    <meta:generator>LibreOffice/4.2.3.3$Linux_X86_64 LibreOffice_project/420m0$Build-3</meta:generator>
    <meta:document-statistic meta:table-count="0" meta:image-count="0" meta:object-count="0" meta:page-count="5" meta:paragraph-count="193" meta:word-count="505" meta:character-count="4468" meta:non-whitespace-character-count="2965"/>
  </office:meta>
</office:document-meta>
</file>